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Tasty Water】×1!</text:p>
          </table:table-cell>
          <table:table-cell table:number-columns-repeated="1020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Tasty Water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麦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arley Tea】×1!</text:p>
          </table:table-cell>
          <table:table-cell table:number-columns-repeated="1020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Barley Tea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ange Juice】×1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Orange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紅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lack Tea】×1!</text:p>
          </table:table-cell>
          <table:table-cell table:number-columns-repeated="1020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Black Tea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rape Juice】×1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Grape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lon Soda】×1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Melon Soda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ixed Juice】×1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Mixed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ght Drink】×1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Fight Drink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5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 ren!</text:p>
          </table:table-cell>
          <table:table-cell table:number-columns-repeated="1020"/>
        </table:table-row>
        <table:table-row>
          <table:table-cell table:style-name="ce0" office:value-type="string">
            <text:p>やっほー！</text:p>
          </table:table-cell>
          <table:table-cell table:style-name="ce0"/>
          <table:table-cell table:style-name="ce0"/>
          <table:table-cell table:style-name="ce0" office:value-type="string">
            <text:p>Wah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